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style:page-number="auto" fo:background-color="transparent"/>
      <style:text-properties style:font-name="Times New Roman" fo:font-size="14pt" officeooo:paragraph-rsid="001988ac" style:font-size-asian="14pt" style:font-size-complex="14pt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style:font-name="Times New Roman" fo:font-size="14pt" officeooo:paragraph-rsid="001988ac" style:font-size-asian="14pt" style:font-size-complex="14pt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/>
      <style:text-properties style:font-name="Times New Roman" fo:font-size="14pt" style:font-size-asian="14pt" style:font-size-complex="14pt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4pt" officeooo:rsid="001aeb7f" officeooo:paragraph-rsid="001aeb7f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1aeb7f" officeooo:paragraph-rsid="001aeb7f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officeooo:paragraph-rsid="001988ac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 style:list-style-name="L1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Text_20_body" style:list-style-name="L4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style:page-number="auto" fo:background-color="transparent"/>
      <style:text-properties style:font-name="Times New Roman" fo:font-size="14pt" officeooo:paragraph-rsid="001988ac" style:font-size-asian="14pt" style:font-size-complex="14pt"/>
    </style:style>
    <style:style style:name="P15" style:family="paragraph" style:parent-style-name="Text_20_body" style:list-style-name="L2" style:master-page-name="">
      <loext:graphic-properties draw:fill="none"/>
      <style:paragraph-properties fo:margin-left="2.101cm" fo:margin-right="0cm" fo:margin-top="0cm" fo:margin-bottom="0.247cm" style:contextual-spacing="false" fo:line-height="115%" fo:text-align="justify" style:justify-single-word="false" fo:text-indent="-0.6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16" style:family="paragraph" style:parent-style-name="Text_20_body" style:list-style-name="L2">
      <loext:graphic-properties draw:fill="none"/>
      <style:paragraph-properties fo:margin-left="2.101cm" fo:margin-right="0cm" fo:margin-top="0cm" fo:margin-bottom="0.247cm" style:contextual-spacing="false" fo:line-height="115%" fo:text-align="justify" style:justify-single-word="false" fo:text-indent="-0.6cm" style:auto-text-indent="false" fo:background-color="transparent"/>
      <style:text-properties style:font-name="Times New Roman" fo:font-size="14pt" style:font-size-asian="14pt" style:font-size-complex="14pt"/>
    </style:style>
    <style:style style:name="P17" style:family="paragraph" style:parent-style-name="Text_20_body" style:list-style-name="L2">
      <loext:graphic-properties draw:fill="none"/>
      <style:paragraph-properties fo:margin-left="2.101cm" fo:margin-right="0cm" fo:margin-top="0cm" fo:margin-bottom="0.247cm" style:contextual-spacing="false" fo:line-height="115%" fo:text-align="justify" style:justify-single-word="false" fo:text-indent="-0.6cm" style:auto-text-indent="false" fo:background-color="transparent"/>
      <style:text-properties style:font-name="Times New Roman" fo:font-size="14pt" officeooo:paragraph-rsid="001988ac" style:font-size-asian="14pt" style:font-size-complex="14pt"/>
    </style:style>
    <style:style style:name="P18" style:family="paragraph" style:parent-style-name="Text_20_body" style:list-style-name="L3" style:master-page-name="">
      <loext:graphic-properties draw:fill="none"/>
      <style:paragraph-properties fo:margin-left="2.2cm" fo:margin-right="0cm" fo:margin-top="0cm" fo:margin-bottom="0.247cm" style:contextual-spacing="false" fo:line-height="115%" fo:text-align="justify" style:justify-single-word="false" fo:text-indent="-0.6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19" style:family="paragraph" style:parent-style-name="Text_20_body" style:list-style-name="L3">
      <loext:graphic-properties draw:fill="none"/>
      <style:paragraph-properties fo:margin-left="2.2cm" fo:margin-right="0cm" fo:margin-top="0cm" fo:margin-bottom="0.247cm" style:contextual-spacing="false" fo:line-height="115%" fo:text-align="justify" style:justify-single-word="false" fo:text-indent="-0.6cm" style:auto-text-indent="false" fo:background-color="transparent"/>
      <style:text-properties style:font-name="Times New Roman" fo:font-size="14pt" style:font-size-asian="14pt" style:font-size-complex="14pt"/>
    </style:style>
    <style:style style:name="T1" style:family="text">
      <style:text-properties officeooo:rsid="001988ac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1988ac" style:font-size-asian="14pt" style:font-size-complex="14pt"/>
    </style:style>
    <style:style style:name="T4" style:family="text">
      <style:text-properties style:font-name="Times New Roman" fo:font-size="14pt" fo:language="en" fo:country="US" officeooo:rsid="001988ac" style:font-size-asian="14pt" style:font-size-complex="14pt"/>
    </style:style>
    <style:style style:name="T5" style:family="text">
      <style:text-properties fo:language="ru" fo:country="RU" officeooo:rsid="001988a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Пояснительная записка к проекту "Мартышкины запасы"</text:p>
      <text:p text:style-name="P2">Проект "Мартышкины запасы" представляет собой простую игру, разработанную с использованием библиотеки Pygame. Идея игры заключается в управлении обезьянкой, которая собирает бананы. Игрок получает очки за каждый собранный банан и теряет очки за каждый банан, который падает на землю. </text:p>
      <text:p text:style-name="P3">Цель игры — набрать как можно больше очков, проходя через различные уровни, с увеличивающейся сложностью.</text:p>
      <text:p text:style-name="P4">Эта игра решает несколько задач:</text:p>
      <text:list text:style-name="L1">
        <text:list-item>
          <text:p text:style-name="P12">Развлечение пользователей, предоставляя им возможность взаимодействовать с динамичным игровым процессом.</text:p>
        </text:list-item>
        <text:list-item>
          <text:p text:style-name="P12">Обучение основам программирования и разработки игр, поскольку проект включает в себя различные аспекты разработки, такие как обработка событий, работа с графикой и создание анимации.</text:p>
        </text:list-item>
        <text:list-item>
          <text:p text:style-name="P12">Практика в использовании Python и библиотеки Pygame, что является полезным для начинающих разработчиков.</text:p>
        </text:list-item>
      </text:list>
      <text:p text:style-name="P8"/>
      <text:p text:style-name="P8">Описание реализации</text:p>
      <text:p text:style-name="P2">Приложение состоит из нескольких классов, которые структурируют игру, обеспечивая гибкость и расширяемость кода.</text:p>
      <text:p text:style-name="P10"><text:span text:style-name="T4">1. </text:span><text:span text:style-name="T2">Классы приложений:</text:span></text:p>
      <text:list text:style-name="L2">
        <text:list-item>
          <text:p text:style-name="P15">Banana: Класс, отвечающий за создание и управление объектами бананов. Они падают с верхней части экрана, и если они достигают нижней границы, игра наказывает игрока понижением очков.</text:p>
        </text:list-item>
        <text:list-item>
          <text:p text:style-name="P17">Monkey: Класс, который реализует логику управления обезьянкой, включая анимацию, и обработку ввода от игрока. Обезьянка движется<text:span text:style-name="T5"> влево, вправо,</text:span> собирая бананы, и может перемещаться вверх и вниз.</text:p>
        </text:list-item>
        <text:list-item>
          <text:p text:style-name="P16">Game: Основной класс, который объединяет все элементы вместе. Он управляет игровым циклом, обновлениями состояния игры и рендерингом объектов на экране.</text:p>
        </text:list-item>
      </text:list>
      <text:p text:style-name="P11"><text:span text:style-name="T3">2. </text:span><text:span text:style-name="T2">Технологии:</text:span></text:p>
      <text:list text:style-name="L3">
        <text:list-item>
          <text:p text:style-name="P18">Python: Язык программирования, используемый для разработки игры.</text:p>
        </text:list-item>
        <text:list-item>
          <text:p text:style-name="P19"><text:soft-page-break/>Pygame: Библиотека, которая предоставляет инструменты для работы с графикой, <text:span text:style-name="T1">шрифтом, </text:span>звуком и событиями в игре. Она используется для создания окна, обработки пользовательского ввода и создания анимации.</text:p>
        </text:list-item>
      </text:list>
      <text:p text:style-name="P5">Код распределен по функциям и классам для повышения читаемости и удобства обслуживания.</text:p>
      <text:p text:style-name="P8">Заключение</text:p>
      <text:p text:style-name="P5">В процессе работы над проектом "Мартышкины запасы" были достигнуты следующие результаты:</text:p>
      <text:list text:style-name="L4">
        <text:list-item>
          <text:p text:style-name="P13">Создание полноценной игры с механикой, основанной на взаимодействии пользователя с игровым окружением.</text:p>
        </text:list-item>
        <text:list-item>
          <text:p text:style-name="P13"><text:span text:style-name="T1">П</text:span>онимание принципов работы с Pygame, включая обработку событий, управление графическими объектами и анимацию.</text:p>
        </text:list-item>
      </text:list>
      <text:p text:style-name="P1"/>
      <text:p text:style-name="P6">Проект "Мартышкины запасы" может служить основой для дальнейших экспериментов и улучшений в области разработки игр на Python.</text:p>
      <text:p text:style-name="P6"/>
      <text:p text:style-name="P6"/>
      <text:p text:style-name="P9">Источники:</text:p>
      <text:p text:style-name="P7">1. Спрайт обезьянки <text:a xlink:type="simple" xlink:href="https://xgm.guru/p/gamedev/Kollektsiya-2D-mpraytov-personazhey-UT4" text:style-name="Internet_20_link" text:visited-style-name="Visited_20_Internet_20_Link">https://xgm.guru/p/gamedev/Kollektsiya-2D-mpraytov-personazhey-UT4</text:a></text:p>
      <text:p text:style-name="P7">2. Изображение банана</text:p>
      <text:p text:style-name="P7"><text:a xlink:type="simple" xlink:href="https://qi113.qodeinteractive.com/wp-content/uploads/2021/12/featured3.png" text:style-name="Internet_20_link" text:visited-style-name="Visited_20_Internet_20_Link">https://qi113.qodeinteractive.com/wp-content/uploads/2021/12/featured3.png</text:a> </text:p>
      <text:p text:style-name="P7">3. фон</text:p>
      <text:p text:style-name="P7"><text:s/><text:a xlink:type="simple" xlink:href="https://i.pinimg.com/originals/48/a7/e5/48a7e599603e9d46fca70a8ff9ac4c05.jpg" text:style-name="Internet_20_link" text:visited-style-name="Visited_20_Internet_20_Link">https://i.pinimg.com/originals/48/a7/e5/48a7e599603e9d46fca70a8ff9ac4c05.jpg</text:a> </text:p>
      <text:p text:style-name="P7">4. звук</text:p>
      <text:p text:style-name="P7"><text:a xlink:type="simple" xlink:href="https://vsezvuki.com/1-zvuki-shumy-i-effekty/10-zvuki-zhivotnykh/1022-zvuki-obezyan/play/1166-pisk-malenkoy-obezyanki/" text:style-name="Internet_20_link" text:visited-style-name="Visited_20_Internet_20_Link">https://vsezvuki.com/1-zvuki-shumy-i-effekty/10-zvuki-zhivotnykh/1022-zvuki-obezyan/play/1166-pisk-malenkoy-obezyanki/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9T23:28:07.573000000</meta:creation-date>
    <dc:date>2025-03-09T23:54:05.514000000</dc:date>
    <meta:editing-duration>PT25M56S</meta:editing-duration>
    <meta:editing-cycles>5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30" meta:word-count="326" meta:character-count="2759" meta:non-whitespace-character-count="2467"/>
  </office:meta>
</office:document-meta>
</file>